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master-page-name="Standard">
      <style:paragraph-properties fo:margin-top="0in" fo:margin-bottom="0in" loext:contextual-spacing="false" fo:line-height="100%" style:page-number="1"/>
    </style:style>
    <style:style style:name="T1" style:family="text">
      <style:text-properties fo:font-size="10pt" style:font-size-asian="10pt" style:font-size-complex="10pt"/>
    </style:style>
    <style:style style:name="T2" style:family="text">
      <style:text-properties fo:font-size="10pt" style:font-size-asian="10pt" style:font-size-complex="10pt" fo:background-color="#ffffff"/>
    </style:style>
    <style:style style:name="T3" style:family="text">
      <style:text-properties fo:font-size="10pt" fo:font-weight="bold" style:font-size-asian="10pt" style:font-weight-asian="bold" style:font-size-complex="10pt"/>
    </style:style>
    <style:style style:name="T4" style:family="text">
      <style:text-properties fo:font-size="10pt" fo:background-color="#fbfbfb" loext:char-shading-value="0" style:font-size-asian="10pt" style:font-size-complex="10pt"/>
    </style:style>
    <style:style style:name="T5" style:family="text">
      <style:text-properties fo:color="#000000" fo:font-size="10pt" fo:font-weight="normal" style:font-size-asian="10pt" style:font-weight-asian="normal" style:font-size-complex="10pt" fo:background-color="#ffffff"/>
    </style:style>
    <style:style style:name="T6" style:family="text">
      <style:text-properties fo:color="#000000" fo:font-size="10pt" style:font-size-asian="10pt" style:font-size-complex="10pt" fo:background-color="#ffffff"/>
    </style:style>
    <style:style style:name="T7" style:family="text">
      <style:text-properties fo:color="#000000" fo:font-size="10pt" fo:font-weight="bold" style:font-size-asian="10pt" style:font-weight-asian="bold" style:font-size-complex="10pt" fo:background-color="#ffffff"/>
    </style:style>
    <style:style style:name="T8" style:family="text">
      <style:text-properties fo:color="#000000" fo:font-size="10pt" fo:background-color="#fbfbfb" loext:char-shading-value="0" style:font-size-asian="10pt" style:font-size-complex="10pt"/>
    </style:style>
    <style:style style:name="T9" style:family="text">
      <style:text-properties fo:color="#000000" style:font-name="Calibri" fo:font-size="10pt" fo:font-weight="bold" style:font-name-asian="Calibri1" style:font-size-asian="10pt" style:font-weight-asian="bold" style:font-name-complex="Calibri1" style:font-size-complex="10pt" fo:background-color="#ffffff"/>
    </style:style>
    <style:style style:name="T10" style:family="text">
      <style:text-properties fo:color="#000000" style:font-name="Calibri" fo:font-size="10pt" fo:font-weight="normal" style:font-name-asian="Calibri1" style:font-size-asian="10pt" style:font-weight-asian="normal" style:font-name-complex="Calibri1" style:font-size-complex="10pt" fo:background-color="#ffffff"/>
    </style:style>
    <style:style style:name="T11" style:family="text">
      <style:text-properties fo:color="#000000" style:font-name="Calibri" fo:font-size="10pt" fo:font-weight="normal" fo:background-color="#fbfbfb" loext:char-shading-value="0" style:font-name-asian="Calibri1" style:font-size-asian="10pt" style:font-weight-asian="normal" style:font-name-complex="Calibri1" style:font-size-complex="10pt"/>
    </style:style>
    <style:style style:name="T12" style:family="text">
      <style:text-properties style:font-name="Calibri" fo:font-size="10pt" fo:font-weight="normal" style:font-name-asian="Calibri1" style:font-size-asian="10pt" style:font-weight-asian="normal" style:font-name-complex="Calibri1" style:font-size-complex="10pt"/>
    </style:style>
    <style:style style:name="T13" style:family="text">
      <style:text-properties style:font-name="Cambria" fo:font-size="10pt" fo:font-weight="normal" style:font-name-asian="Cambria1" style:font-size-asian="10pt" style:font-weight-asian="normal" style:font-name-complex="Cambria1" style:font-size-complex="10pt"/>
    </style:style>
    <style:style style:name="T14" style:family="text">
      <style:text-properties fo:color="#1155cc" fo:font-size="10pt" style:text-underline-style="solid" style:text-underline-width="auto" style:text-underline-color="font-color" style:font-size-asian="10pt" style:font-size-complex="10pt" fo:background-color="#ffffff"/>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iąta rocznica MLPPolska</text:span></text:p>
      <text:p text:style-name="P1"/>
      <text:p text:style-name="P1"><text:span text:style-name="T1">Pięć lat to spory szmat czasu w normalnym życiu. W Internecie, gdzie panują krótkotrwałe mody, to wręcz wieczność, więc 5 lat istnienia forum o kucykach to spore wydarzenie.</text:span></text:p>
      <text:p text:style-name="P1"/>
      <text:p text:style-name="P1"><text:span text:style-name="T1">Dobra, może nieco przesadziłem z tą wiecznością, bo sporo stron dyskusyjnych trzyma się w sieci już dobrze ponad dekadę, ale i tak uważam, że jak na miejsce, gdzie banda pozytywnie (i negatywnie też) zakręconych wariatów dyskutuje na temat pastelowych taboretów, to trzymamy się wcale nieźle. Przez ten czas sporo się zmieniło na forum – to, co zaczęło się jako przeniesienia kilku fanów z innego serwisu, na przestrzeni lat przekształciło się w stado liczące ponad 7 500 zarejestrowanych kont. Fakt – część z tych użytkowników nigdy nie przeszła poza etap rejestracji, a całkiem sporo jest nieaktywnych, jednak nadal pozostaje to grono, które zdołało napisać ponad 600 000 postów.</text:span></text:p>
      <text:p text:style-name="P1"/>
      <text:p text:style-name="P1"><text:span text:style-name="T1">Zdawać by się mogło, że fandom składający się z ludzi oglądających serial, gdzie króluje powszechna przyjaźń i harmonia, będzie spokojnie współistniał na forum bez żadnych zgrzytów, kłótni i tym podobnych wynalazków. Naturalnie takie spojrzenie świadczyłoby o wręcz dziecinnej naiwności lub skrajnym optymizmie – prawda jest taka, że wszelkich konfliktów, burz, gwałtownych scysji i tym podobnych rzeczy naoglądaliśmy się aż za dużo. Ba! Czasami nawet wychodziły one poza granice forum – na przykład przy słynnej kiedyś wojence z Biurami Adaptacyjnymi. Jednak choć, jak wspominałem, było ich dużo, to jakoś zawsze w ten czy inny sposób udawało się wszystko rozwiązać. I nie, nie polegało to zawsze na zbanowaniu wszystkich uczestników danego incydentu.</text:span></text:p>
      <text:p text:style-name="P1"/>
      <text:p text:style-name="P1"><text:span text:style-name="T1">Celowo zacząłem od tych mniej przyjemnych wspomnień, żeby mieć już z nimi spokój. Nie da się bowiem ukryć, że pozytywne aspekty działalności forum są zdecydowanie liczniejsze. Teraz z pewnością niejedna osoba zakrzyknie zdziwiona – „A gdzie niby one są?”. Odpowiedź jest banalnie prosta – wszędzie, gdzie się nie spojrzy. Ilość tworzonych opowiadań, artów, piosenek, opowiadań i innych rzeczy (czy wspominałem o opowiadaniach?) jest wprost niesamowita. Co by nie mówić, nasz fandom jest niesamowicie kreatywny, a sporo z tej kreatywności przejawia się właśnie na forum. Idźmy dalej – niezliczone gry, zabawy i dyskusje tematyczne nadal przyciągają sporo użytkowników. Pewnie, nie jest to już taki szał jak dwa-trzy lata temu, ale to wynika z postępującej stabilizacji fandomu. Pierwszy szał minął, teraz przyszło nam czekać na powtórkę – a ona nadal jest możliwa wbrew wszelkim prorokom krzyczącym wszem i wobec o śmierci fandomu, a co za tym idzie i forum. Taki zabawny fakt – o tym, że MLPPolska umiera słyszę regularnie od 2012 roku. Niezła agonia, nie ma co!</text:span></text:p>
      <text:p text:style-name="P1"/>
      <text:p text:style-name="P1"><text:span text:style-name="T1">Jestem pewny, iż wielu z Was, sięgając po ten artykuł, nie spodziewało się tak… luźnej formy. Raczej dat, dokładnego opisu wydarzeń i tym podobnych pierdół, które zwykle występują w takich tekstach. Cóż, przyznam szczerze, iż myślałem o takie formie, ale właśnie jej powszechne występowanie zniechęciło mnie na tyle, iż jedynie w pierwszym akapicie uciekłem się do twardych faktów, by dalej prowadzić raczej coś na zasadzie luźnych rozważań. Teraz jednak czas powrócić do nieco bardziej standardowej formy – udało mi się upolować dwóch weteranów forum, którym zadałem kilka pytań. Byli na tyle uprzejmi, by na nie odpowiedzieć, tak więc na zakończenie przejdźmy do miniwywiadu z Siperem i Arjenem.</text:span></text:p>
      <text:p text:style-name="P1"/>
      <text:p text:style-name="P1"><text:span text:style-name="T3">Dolar84</text:span><text:span text:style-name="T1">: </text:span><text:span text:style-name="T5">Jak powszechnie wiadomo, Hasbro, tworząc najnowszą generację MLP, całkiem solidnie rozminęło się ze swoim planowanym targetem. Jak Wy daliście się wciągnąć w ten przepełniony kolorami i harmonią świat?</text:span></text:p>
      <text:p text:style-name="P1"><text:span text:style-name="T9">Arjen</text:span><text:span text:style-name="T10">: </text:span><text:span text:style-name="T11">Dość dobrze pamiętam ten moment, chociaż był to dzień jak każdy inny. Od jakiegoś czasu miałem zaplanowaną podróż na wyspy i w głowie kołatały mi się już myśli, że kurrrrrcze mógłbym podszlifować język, niekoniecznie na Monice, siostrze kumpla z mojej szkoły, która była w tym bardzo dobra, na pewno lepsza ode mnie. W angielskim oczywiście. Przeglądając głupoty w internecie (hehe, był jeszcze czas na takie rzeczy), po raz kolejny zobaczyłem jakiś kucykowy obrazek. Nie powiem, hype na to był wtedy bardzo mocny. Nie wiem, czy był to pozytywny obrazek</text:span><text:span text:style-name="T4">,</text:span><text:span text:style-name="T11">czy</text:span><text:span text:style-name="T11"><office:annotation office:name="__Annotation__17_1966125859"><dc:creator>Gandzia Gandzia</dc:creator><dc:date>2016-09-04T19:33:27</dc:date><text:p><text:span text:style-name="T15">To był drednot, bój się Tarretha...</text:span></text:p></office:annotation></text:span><text:span text:style-name="T11"> robot</text:span><office:annotation-end office:name="__Annotation__17_1966125859"/><text:span text:style-name="T11"> rozrywający Pinkie Pie z okrzykiem w stylu "dosyć tej kucykowej mody!". W każdym razie odpaliłem pierwszy odcinek MLP na </text:span><text:span text:style-name="T4">Y</text:span><text:span text:style-name="T11">ou</text:span><text:span text:style-name="T4">T</text:span><text:span text:style-name="T11">ube i... cholera, musiałem zadzwonić do ziomków, że sorry, nie dam rady dziś wbić do nich, no cholera nie mogę, sprawinę ważną mam tu. Nie skończyłem, póki nie skończyłem prawie całego sezonu. To był</text:span><text:span text:style-name="T4">a</text:span><text:span text:style-name="T11"> jakaś magia, prochy, narkotyki czy inne takie, ale nie umiałem się od tego oderwać. Do dziś nie potrafię tego jakoś klarownie wytłumaczyć, ale wciągnęło mnie strasznie.</text:span></text:p>
      <text:p text:style-name="P1"><text:span text:style-name="T3">Siper</text:span><text:span text:style-name="T1">: </text:span><text:span text:style-name="T6">W moim przypadku była to dość niespodziewana zmiana. Słyszałem wcześniej o kucykach i o broni</text:span><text:span text:style-name="T2">es,</text:span><text:span text:style-name="T6"> jednak byłem wobec tej "mody" sceptycznie nastawiony. Ba, można powiedzieć, że byłem kimś, kogo niektórzy mogliby nazwać po prostu hejterem. Ale pewnego dnia stwierdziłem, iż takie nastawienie bez chociażby sprawdzenia "co oni widzą w tych kedalskich pucykach" jest z lekka bez sensu. Zatem postanowiłem sobie, że obejrzę jeden odcinek, o</text:span><text:span text:style-name="T2">t</text:span><text:span text:style-name="T6"> tak, by udowodnić sobie i innym, że nic w nich nie ma interesującego i że na pewno mnie nie wciągną. Cóż, mogę powiedzieć tylko tyle, że myliłem się i to bardzo. Dowód? Chociażby dlatego, że tego dnia siedziałem do 4 w nocy, oglądając kucyki dla małych dziewczynek.</text:span></text:p>
      <text:p text:style-name="P1"/>
      <text:p text:style-name="P1"><text:span text:style-name="T7">D84</text:span><text:span text:style-name="T6">: </text:span><text:span text:style-name="T5">Czyli dwa różne sposoby, a efekt podobny. Przejdźmy teraz do samego sedna, czyli do MLPPolska. Mimo ciągłych proroctw o nieuchronnej śmierci fandomu, forum trzyma się dzielnie już pięć lat </text:span><text:span text:style-name="T2">–</text:span><text:span text:style-name="T5"> niebagatelny wynik. Chciałbym, żebyście podzielili się z czytelnikami krótką historią </text:span><text:span text:style-name="T2">– </text:span><text:span text:style-name="T5">jak to się wszystko zaczęło? Naturalnie z Waszej perspektywy.</text:span></text:p>
      <text:p text:style-name="P1"><text:span text:style-name="T9">A</text:span><text:span text:style-name="T10">: </text:span><text:span text:style-name="T11">Na forum wpadłem i zostałem dzięki kompilacji dwóch wydarzeń. Pierwsze to poszukiwanie prawidłowego tłumaczenia do "Finders keepers, losers weepers", które wypowiedziała Pinkie Pie. Na nasze to będzie "znalezione nie kradzione!". Tak wpadłem. A zostałem dzięki użytkowniczce Applejuice (wtedy avatar AJ), która prowadziła świetny temat Klacz Zachodu, gdzie się udzieliłem. Było dla mnie czymś zaskakującym, że postanowiła do mnie napisać. Czemu? Co spieprzyłem, złamałem regulamin? Nie. Po prostu cieszyła się, że ktoś nowy, piszący w miarę sensownie (huehue, jeszcze mnie</text:span><text:span text:style-name="T4"> dobrze</text:span><text:span text:style-name="T11"> nie poznała, pomyślałem) pojawił się na forum. I tak jak z serialem </text:span><text:span text:style-name="T4">–</text:span><text:span text:style-name="T11"> jakoś to poszło. Nigdy na żadnym forum nie miałem więcej niż 50 postów, a tutaj to idzie w tysiące, gdyby nie usunięte posty, to możliwe nawet, że dziesiątki tysięcy. A później stałem się pierwszym z ludu!</text:span></text:p>
      <text:p text:style-name="P1"><text:span text:style-name="T7">S</text:span><text:span text:style-name="T6">: MLPPolska właściwie poznałem przypadkiem. W tym czasie byłem developerem na MyBBoard.pl, jednego dnia zauważyłem na tym forum, że ktoś ma pewien problem z poprawnym działaniem silnika. Okazało się, że był to Skysplit i dotyczyło to oczywiście MLPPolska. Zaciekawiony postanowiłem</text:span><text:span text:style-name="T2"> bardziej</text:span><text:span text:style-name="T6"> przyjrzeć się temu forum, zarejestrowałem się. Po jakimś miesiącu mojej pomocy dla administracji, sam dołączyłem do grona tych, co psują ( ͡° ͜ʖ ͡°).</text:span></text:p>
      <text:p text:style-name="P1"/>
      <text:p text:style-name="P1"><text:span text:style-name="T7">D84</text:span><text:span text:style-name="T6">: Po raz kolejny dwa sposoby, choć tym razem nieco podobne. Czas jednak na nieco wspominek – n</text:span><text:span text:style-name="T5">ie da się ukryć, iż przez całkiem spory czas jedną z najbardziej rozpoznawalnych osób z MLPPolska był nasz Imperator Tarreth. Jak wspominacie czasy współpracy z tym sympatycznym megalomanem?</text:span></text:p>
      <text:p text:style-name="P1"><text:span text:style-name="T9">A</text:span><text:span text:style-name="T10">: </text:span><text:span text:style-name="T11">Nasza znajomość zaczęła się od tego, że wbiłem w temat z pytaniami do Celestii, nie mając zielonego pojęcia, o co chodzi w tej zabawie. No i poszło pytanie w stylu "czy kocyk rzeczywiście był śliski?</text:span><text:span text:style-name="T4">”.</text:span><text:span text:style-name="T11"> Nawiązanie do pewnej pierdolniętej pani, co Tarr ujął w jednej grafice, jak mnie niszczy. Jakoś tak nie było nam po drodze. Kiedy już zdecydowałem się oddać duszę Lunarnej Władczyni, tfu, kiedy już stwierdziłem, że Luna to mój ulubiony kucyk, zacząłem udzielać się coraz aktywniej, a polaryzacja Słońce </text:span><text:span text:style-name="T4">–</text:span><text:span text:style-name="T11"> Księżyc zaczęła narastać. Solarny brat, haha</text:span><text:span text:style-name="T4">,</text:span><text:span text:style-name="T11"> </text:span><text:span text:style-name="T4">p</text:span><text:span text:style-name="T11">owiedział, że nadanie mi działu Luny to forumowe samobójstwo  W końcu zrozumiał, że nie ma lepszego odbicia Luny we wszechświecie niż ja. Później zostałem modem i nie ukrywam, że w Tarru coś pękło, kiedy mógł zobaczyć, że serio mi zależy. I że wkurwianie go Luną nigdy mi nie przejdzie, beka zawsze grana. Pomógł mi w kwestii zrozumienia, kim powinien być admin na takim forum, wspierał mnie przez pewien okres czasu. Dług spłaciłem dawno z nawiązką. Ogólnie wspominam go pozytywnie, ale nie mogę mu wybaczyć, że</text:span><text:span text:style-name="T4"> nas</text:span><text:span text:style-name="T11"> zostawił  Z uśmiechem to było. I tak, chciałbym, żeby wrócił, ale jeśli ma to być na siłę, to nie </text:span><text:span text:style-name="T4">–</text:span><text:span text:style-name="T11"> jak odchodzić, to z klasą.</text:span></text:p>
      <text:p text:style-name="P1"><text:span text:style-name="T7">S</text:span><text:span text:style-name="T6">: Tarretha wspominam dobrze, jako kogoś, kto z wielkim zaangażowaniem zajmował się częścią merytoryczną forum. Zawsze miał pomysł na coś, nieważne czy to dotyczyło dodania czegoś nowego, zmiany istniejącego albo (przede wszystkim, powiedziałbym) zajęciem się kolejnym flamewarem. Prywatnie Tarretha również wspominam jako sympatyczną osobę, chętną do pomocy czy po prostu pogadania o niczym. Na żywo poznałem go na pierwszym forumowym zlocie.</text:span></text:p>
      <text:p text:style-name="P1"/>
      <text:p text:style-name="P1"><text:span text:style-name="T7">D84</text:span><text:span text:style-name="T6">: </text:span><text:span text:style-name="T5">Czyli Imperator-Słońce jest wspominany miło. To dobrze, bo sam miałem o nim podobne zdanie. Przejdźmy do następnej kwestii – jak wiadomo, forum to tak naprawdę użytkownicy. Trafią się świetni, a także i tacy, których chciałoby się wynieść na widłach. Czy niektórzy z nich szczególnie utkwili Wam w pamięci, a jeżeli tak, to dlaczego? Naturalnie jesteśmy ciekawi zarówno pozytywnych, jak i negatywnych przykładów, może z pewną przewagą tych pierwszych.</text:span></text:p>
      <text:p text:style-name="P1"><text:soft-page-break/><text:span text:style-name="T9">A</text:span><text:span text:style-name="T10">: </text:span><text:span text:style-name="T11">O tym chyba kiedyś napiszę książkę. Negatywnych pominę -–niech się bujają frajerzy, gdziekolwiek byli, już ich tu nie ma albo znikną z czasem. Z pozytywnych poznałem setki fajnych osób. Paru poznałem nawet na żywo i do nich ślę największe pozdro. Co do reszty, pewnie oczekujecie przykładów... Hmmm... był taki ziomek, miał nick Zniszczyciel i kiedyś po prostu mi pomógł, potrzebowałem wtedy tego mocno <text:s/>i nie zapomnę mu tego.</text:span></text:p>
      <text:p text:style-name="P1"><text:span text:style-name="T9">S</text:span><text:span text:style-name="T10">: </text:span><text:span text:style-name="T12">Podobnie jak Arjen, pominę negatywne przykłady, myślę, że lepiej nie dawać im większej "sławy". Tak więc zajmę się tymi pozytywnymi osobami. </text:span></text:p>
      <text:p text:style-name="P1"><text:span text:style-name="T12">Tutaj ciężko mi określić, ponieważ ilość tych osób była po prostu ogromna. Poza tym jestem tutaj od 2012 roku, a więc mówimy o prawie 4 latach. Ale tak starając się liczyć od najstarszych po najnowszych, pomijając te, które znalem wcześniej </text:span><text:span text:style-name="T1">s</text:span><text:span text:style-name="T12">poza forum: Niklas, Lemuur, KochamChemie, Yargolek, Yarvin, Arjen, Zegarmistrz, Mad Mike, Dolar84, Myhell, BiP, Sosna, Amolek, Sabina, Sosik, Uszatka, Perv Kapitan, Ziemovit. Jestem pewny, że tych osób było znacznie więcej, jednak przy tylu osobach po prostu zapomniałem o nich. Tak wi</text:span><text:span text:style-name="T1">ę</text:span><text:span text:style-name="T12">c serduszko dla nich: </text:span><text:span text:style-name="T13">♡</text:span><text:span text:style-name="T12">.</text:span></text:p>
      <text:p text:style-name="P1"/>
      <text:p text:style-name="P1"/>
      <text:p text:style-name="P1"><text:span text:style-name="T7">D84</text:span><text:span text:style-name="T6">: </text:span><text:span text:style-name="T5">No i nie zdołałem ich nakłonić do wyżycia się na innych. Dobrze to świadczy o charakterach adminów, czyż nie? Zdradźcie nam jeszcze, jak przez okres istnienia forum zmieniała się jego aktywność. W sensie </text:span><text:span text:style-name="T2">–</text:span><text:span text:style-name="T5"> kiedy pojawiało się najwięcej projektów, nowych pomysłów czy nawet nowych użytkowników.</text:span></text:p>
      <text:p text:style-name="P1"><text:span text:style-name="T9">A</text:span><text:span text:style-name="T10">: </text:span><text:span text:style-name="T11">O to już trzeba pytać tych, co mają statystyki, technicznych. Najbardziej zapracowany dla mnie okres trwał od rozpoczęcia misji "Dział Luny ma być najlepszy", co było raczej zajawką, przez zostanie moderatorem i z czasem adminem. Wiem, że nie wypada wyliczać swoich zasług, ale kurwa, ludzie. Oddałem temu forum tyle czasu, energii i siebie, że po jakimś czasie się tego przestraszyłem. Był taki "moment", co trwał rok, że prawie codziennie po parę godzin pracowałem na rzecz forum. Obowiązki, problemy userów, eventy, pytania, wątpliwości, moderowanie, dodawanie treści, sprawy forumowe i mnóstwo innych rzeczy.</text:span></text:p>
      <text:p text:style-name="P1"><text:span text:style-name="T7">S</text:span><text:span text:style-name="T6">: Najlepszym okresem był 2013-2014, zarówno pod kątem projektów, aktywności użytkowników, nowych pomysłów. Aktualnie przyznam szczerze, że nie jest tak dobrze jak wtedy, ale myślę, że jednocześnie wcale nie trzeba mówić jeszcze o wypaleniu się forum. Zostałem niestety sam, jeśli chodzi o administrację techniczną, tak więc zmieniła się nieco struktura. Wcześniej to Wielcy Awatarzy byli tymi odpowiedzialnymi na merytoryczną kwestię, teraz najważniejszą grupą (bo odpowiedzialni za sprawy techniczne i merytoryczne) są administratorzy główni </text:span><text:span text:style-name="T2">–</text:span><text:span text:style-name="T6"> a aktualnie tylko ja nim jestem. Ale nie jest tak źle, w końcu są jeszcze Administratorzy Wspierający, którzy naprawdę dobrze wykonują swoją pracę.</text:span></text:p>
      <text:p text:style-name="P1"/>
      <text:p text:style-name="P1"><text:span text:style-name="T7">D84</text:span><text:span text:style-name="T6">: </text:span><text:span text:style-name="T5">Kurczę, czuję się doceniony. Powoli czas nam kończyć, ale mam jeszcze jedno, finałowe pytanie. Przez te 5 lat forum nie pozostawało w jednej, niezmiennej formie. Uchylcie ponownie rąbka tajemnicy, jakie zmiany i wydarzenia planowane są dla użytkowników w najbliższym czasie.</text:span></text:p>
      <text:p text:style-name="P1"><text:span text:style-name="T7">A</text:span><text:span text:style-name="T6">: </text:span><text:span text:style-name="T8">Planujemy obecnie razem z Luną zaprowadzić na forum wieczną noc.</text:span></text:p>
      <text:p text:style-name="P1"><text:span text:style-name="T7">S</text:span><text:span text:style-name="T6">: Planów jest sporo. O wszystkich właściwie już wspomniałem użytkownikom, ale tak w gwoli przypomnienia. W planach jest m.in. reaktywacja MLPFiction, migracja silnika forum, lepsza integracja z innymi projektami. Ach, chociaż jest coś, o czym dopiero teraz powiem: </text:span><text:span text:style-name="T2">p</text:span><text:span text:style-name="T6">rawdopodobnie skorzystamy z Patronite.pl jako możliwości wsparcia forum przez użytkowników. Pieniądze otrzymane dzięki tej platformie zostaną wykorzystane na opłaty konieczne (jak np. serwer), ale też na różne konkursy. Możliwe też, że zostaną również przekazane na różne projekty, którymi mógłbym się właściwie zająć, ale</text:span><text:span text:style-name="T2"> teraz</text:span><text:span text:style-name="T6"> nie mam na to po prostu czasu.</text:span></text:p>
      <text:p text:style-name="P1"/>
      <text:p text:style-name="P1"><text:span text:style-name="T7">D84:</text:span><text:span text:style-name="T6"> No i to by było wszystko. Pytania zostały zadane, odpowiedzi udzielone i mam nadzieję, że czytelnicy poczują się nimi usatysfakcjonowani. Pozostaje mieć nadzieję, iż kolejny taki wywiad będziemy przeprowadzać, gdy forum stuknie dekada. Czy jest to możliwe? Czas pokaże…</text:span></text:p>
      <text:p text:style-name="P1"/>
      <text:p text:style-name="P1"/>
      <text:p text:style-name="P1"><text:span text:style-name="T2">Obrazek: </text:span><text:a xlink:type="simple" xlink:href="https://mlppolska.pl/uploads/monthly_2015_10/Slice_board.png.b89bd9ae67dde4eceb3d67badb71ccf0.png.c6ca1e1c745428097b51b907d38ef843.png.3b7c18334afcbb80b7b3cb20c51fcd77.png.e923348399d56cc583e4055d0bca97fa.png" text:style-name="Internet_20_link" text:visited-style-name="Visited_20_Internet_20_Link"><text:span text:style-name="T14">1</text:span></text:a><text:span text:style-name="T2"> </text:span><text:a xlink:type="simple" xlink:href="https://4.bp.blogspot.com/-k9_fyBAELRQ/V39IkPTI6iI/AAAAAAAADkQ/FAk6RL7oJ30Q1DxcRghEODbUcKrxhc--QCLcB/s1600/mlppolska%2Bstare%2Blogo.png" text:style-name="Internet_20_link" text:visited-style-name="Visited_20_Internet_20_Link"><text:span text:style-name="T14">2</text:span></text:a><text:span text:style-name="T2"> </text:span><text:a xlink:type="simple" xlink:href="http://i.imgur.com/nHVn4.jpg" text:style-name="Internet_20_link" text:visited-style-name="Visited_20_Internet_20_Link"><text:span text:style-name="T14">3</text:span></text:a><text:span text:style-name="T2"> </text:span><text:a xlink:type="simple" xlink:href="http://img.sur.ly/thumbnails/620x343/m/mlppolska.pl.png" text:style-name="Internet_20_link" text:visited-style-name="Visited_20_Internet_20_Link"><text:span text:style-name="T14">4</text:span></text:a></text:p>
      <text:p text:style-name="P1"><text:span text:style-name="T2">Żródło: </text:span><text:a xlink:type="simple" xlink:href="https://mlppolska.pl/" text:style-name="Internet_20_link" text:visited-style-name="Visited_20_Internet_20_Link"><text:span text:style-name="T14">1</text:span></text:a><text:span text:style-name="T2"> </text:span><text:a xlink:type="simple" xlink:href="http://www.fge.com.pl/2016/07/ankieta-nt-mlppolska.html" text:style-name="Internet_20_link" text:visited-style-name="Visited_20_Internet_20_Link"><text:span text:style-name="T14">2</text:span></text:a><text:span text:style-name="T2"> </text:span><text:a xlink:type="simple" xlink:href="http://evelunae.blogspot.com/" text:style-name="Internet_20_link" text:visited-style-name="Visited_20_Internet_20_Link"><text:span text:style-name="T14">3</text:span></text:a><text:span text:style-name="T2"> </text:span><text:a xlink:type="simple" xlink:href="http://sur.ly/i/mlppolska.pl/" text:style-name="Internet_20_link" text:visited-style-name="Visited_20_Internet_20_Link"><text:span text:style-name="T14">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2042" meta:character-count="13411" meta:non-whitespace-character-count="11378"/>
    <meta:generator>LibreOfficeDev/5.1.0.3$Linux_X86_64 LibreOffice_project/</meta:generator>
  </office:meta>
</office:document-meta>
</file>